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CD000000CF2E010A7D.png"/>
  <manifest:file-entry manifest:media-type="image/png" manifest:full-path="Pictures/100002010000011A000000DFD8F48979.png"/>
  <manifest:file-entry manifest:media-type="image/png" manifest:full-path="Pictures/10000201000000EB0000005795520903.png"/>
  <manifest:file-entry manifest:media-type="image/png" manifest:full-path="Pictures/10000201000000E60000005AADAE6869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008cm" svg:height="4.071cm" svg:x="3.422cm" svg:y="5.438cm">
          <draw:image xlink:href="Pictures/10000201000000E60000005AADAE6869.png" xlink:type="simple" xlink:show="embed" xlink:actuate="onLoad">
            <text:p/>
          </draw:image>
        </draw:frame>
        <draw:frame draw:style-name="gr1" draw:text-style-name="P1" draw:layer="layout" svg:width="8.89cm" svg:height="3.884cm" svg:x="3.921cm" svg:y="10.451cm">
          <draw:image xlink:href="Pictures/10000201000000EB0000005795520903.png" xlink:type="simple" xlink:show="embed" xlink:actuate="onLoad">
            <text:p/>
          </draw:image>
        </draw:frame>
        <draw:frame draw:style-name="gr1" draw:text-style-name="P1" draw:layer="layout" svg:width="14.605cm" svg:height="8.869cm" svg:x="3.667cm" svg:y="16.642cm">
          <draw:image xlink:href="Pictures/100002010000011A000000DFD8F48979.png" xlink:type="simple" xlink:show="embed" xlink:actuate="onLoad">
            <text:p/>
          </draw:image>
        </draw:frame>
      </draw:page>
      <draw:page draw:name="page2" draw:style-name="dp1" draw:master-page-name="Default">
        <draw:rect draw:style-name="gr2" draw:text-style-name="P1" draw:layer="layout" svg:width="5.334cm" svg:height="2.54cm" svg:x="8.747cm" svg:y="3.032cm">
          <text:p text:style-name="P1">A&gt;B</text:p>
        </draw:rect>
        <draw:rect draw:style-name="gr2" draw:text-style-name="P1" draw:layer="layout" svg:width="5.334cm" svg:height="2.54cm" svg:x="2.143cm" svg:y="7.477cm">
          <text:p text:style-name="P1">B&gt;C</text:p>
        </draw:rect>
        <draw:rect draw:style-name="gr2" draw:text-style-name="P1" draw:layer="layout" svg:width="5.334cm" svg:height="2.54cm" svg:x="15.097cm" svg:y="7.477cm">
          <text:p text:style-name="P1">A&gt;C</text:p>
        </draw:rect>
        <draw:line draw:style-name="gr3" draw:text-style-name="P1" draw:layer="layout" svg:x1="10.525cm" svg:y1="5.572cm" svg:x2="4.333cm" svg:y2="7.573cm">
          <text:p text:style-name="P1">yes</text:p>
        </draw:line>
        <draw:line draw:style-name="gr3" draw:text-style-name="P1" draw:layer="layout" svg:x1="11.668cm" svg:y1="5.572cm" svg:x2="17.637cm" svg:y2="7.35cm">
          <text:p text:style-name="P1">no</text:p>
        </draw:line>
        <draw:rect draw:style-name="gr2" draw:text-style-name="P1" draw:layer="layout" svg:width="5.334cm" svg:height="2.54cm" svg:x="-2.175cm" svg:y="11.541cm">
          <text:p text:style-name="P1">[A,B,C]</text:p>
        </draw:rect>
        <draw:line draw:style-name="gr3" draw:text-style-name="P1" draw:layer="layout" svg:x1="3.54cm" svg:y1="9.89cm" svg:x2="0.365cm" svg:y2="11.541cm">
          <text:p text:style-name="P1">yes</text:p>
        </draw:line>
        <draw:rect draw:style-name="gr2" draw:text-style-name="P1" draw:layer="layout" svg:width="5.334cm" svg:height="2.54cm" svg:x="5.064cm" svg:y="11.668cm">
          <text:p text:style-name="P1">A&gt;C</text:p>
        </draw:rect>
        <draw:line draw:style-name="gr3" draw:text-style-name="P1" draw:layer="layout" svg:x1="4.937cm" svg:y1="9.89cm" svg:x2="8.112cm" svg:y2="11.668cm">
          <text:p text:style-name="P1">no</text:p>
        </draw:line>
        <draw:rect draw:style-name="gr2" draw:text-style-name="P1" draw:layer="layout" svg:width="5.334cm" svg:height="2.54cm" svg:x="1.127cm" svg:y="15.986cm">
          <text:p text:style-name="P1">[A,C,B]</text:p>
        </draw:rect>
        <draw:line draw:style-name="gr3" draw:text-style-name="P1" draw:layer="layout" svg:x1="6.842cm" svg:y1="14.335cm" svg:x2="3.667cm" svg:y2="15.986cm">
          <text:p text:style-name="P1">yes</text:p>
        </draw:line>
        <draw:line draw:style-name="gr3" draw:text-style-name="P1" draw:layer="layout" svg:x1="8.239cm" svg:y1="14.335cm" svg:x2="11.414cm" svg:y2="16.113cm">
          <text:p text:style-name="P1">no</text:p>
        </draw:line>
        <draw:rect draw:style-name="gr2" draw:text-style-name="P1" draw:layer="layout" svg:width="5.334cm" svg:height="2.54cm" svg:x="9.001cm" svg:y="16.113cm">
          <text:p text:style-name="P1">[C,A,B]</text:p>
        </draw:rect>
        <draw:rect draw:style-name="gr2" draw:text-style-name="P1" draw:layer="layout" svg:width="5.334cm" svg:height="2.54cm" svg:x="11.414cm" svg:y="11.668cm">
          <text:p text:style-name="P1">[B,A,C]</text:p>
        </draw:rect>
        <draw:line draw:style-name="gr3" draw:text-style-name="P1" draw:layer="layout" svg:x1="17.129cm" svg:y1="10.017cm" svg:x2="13.954cm" svg:y2="11.668cm">
          <text:p text:style-name="P1">yes</text:p>
        </draw:line>
        <draw:line draw:style-name="gr3" draw:text-style-name="P1" draw:layer="layout" svg:x1="18.526cm" svg:y1="10.017cm" svg:x2="21.701cm" svg:y2="11.795cm">
          <text:p text:style-name="P1">no</text:p>
        </draw:line>
        <draw:rect draw:style-name="gr2" draw:text-style-name="P1" draw:layer="layout" svg:width="5.334cm" svg:height="2.54cm" svg:x="19.288cm" svg:y="11.795cm">
          <text:p text:style-name="P1">B&gt;C</text:p>
        </draw:rect>
        <draw:rect draw:style-name="gr2" draw:text-style-name="P1" draw:layer="layout" svg:width="5.334cm" svg:height="2.54cm" svg:x="15.605cm" svg:y="16.24cm">
          <text:p text:style-name="P1">[B,C,A]</text:p>
        </draw:rect>
        <draw:line draw:style-name="gr3" draw:text-style-name="P1" draw:layer="layout" svg:x1="21.32cm" svg:y1="14.589cm" svg:x2="18.145cm" svg:y2="16.24cm">
          <text:p text:style-name="P1">yes</text:p>
        </draw:line>
        <draw:line draw:style-name="gr3" draw:text-style-name="P1" draw:layer="layout" svg:x1="22.717cm" svg:y1="14.589cm" svg:x2="25.892cm" svg:y2="16.367cm">
          <text:p text:style-name="P1">no</text:p>
        </draw:line>
        <draw:rect draw:style-name="gr2" draw:text-style-name="P1" draw:layer="layout" svg:width="5.334cm" svg:height="2.54cm" svg:x="23.479cm" svg:y="16.367cm">
          <text:p text:style-name="P1">[C,B,A]</text:p>
        </draw:rect>
      </draw:page>
      <draw:page draw:name="page3" draw:style-name="dp1" draw:master-page-name="Default">
        <draw:frame draw:style-name="gr1" draw:text-style-name="P1" draw:layer="layout" svg:width="12.446cm" svg:height="11.684cm" svg:x="4.556cm" svg:y="4.302cm">
          <draw:image xlink:href="Pictures/10000201000000CD000000CF2E010A7D.png" xlink:type="simple" xlink:show="embed" xlink:actuate="onLoad">
            <text:p/>
          </draw:image>
        </draw:frame>
        <draw:rect draw:style-name="gr2" draw:text-style-name="P1" draw:layer="layout" svg:width="2.413cm" svg:height="1.905cm" svg:x="4.683cm" svg:y="13.827cm">
          <text:p text:style-name="P1">(0,0)</text:p>
        </draw:rect>
        <draw:rect draw:style-name="gr2" draw:text-style-name="P1" draw:layer="layout" svg:width="2.413cm" svg:height="1.905cm" svg:x="14.335cm" svg:y="4.429cm">
          <text:p text:style-name="P1">(400,400)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nsheng Zhang</meta:initial-creator>
    <meta:creation-date>2015-02-08T20:43:01</meta:creation-date>
    <dc:date>2015-02-08T23:50:06</dc:date>
    <dc:creator>Minsheng Zhang</dc:creator>
    <meta:editing-duration>PT3H4M7S</meta:editing-duration>
    <meta:editing-cycles>4</meta:editing-cycles>
    <meta:generator>OpenOffice/4.1.0$Unix OpenOffice.org_project/410m18$Build-9764</meta:generator>
    <meta:document-statistic meta:object-count="27"/>
  </office:meta>
</office:document-meta>
</file>